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getProperty.jsp_getProperty( String name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_getProperty.jsp_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get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getProperty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